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P3" style:family="paragraph" style:parent-style-name="Text_20_body">
      <style:paragraph-properties fo:margin-top="0.21cm" fo:margin-bottom="0.21cm" style:contextual-spacing="false" fo:text-align="center" style:justify-single-word="false">
        <style:tab-stops/>
      </style:paragraph-properties>
      <style:text-properties officeooo:paragraph-rsid="00012106"/>
    </style:style>
    <style:style style:name="P4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2pt" officeooo:rsid="001005cd" officeooo:paragraph-rsid="001005cd" style:font-size-asian="12pt" style:font-size-complex="12pt"/>
    </style:style>
    <style:style style:name="P5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2pt" fo:language="ru" fo:country="RU" officeooo:rsid="001005cd" officeooo:paragraph-rsid="001005cd" style:font-size-asian="12pt" style:font-size-complex="12pt"/>
    </style:style>
    <style:style style:name="P6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4pt" officeooo:rsid="001005cd" officeooo:paragraph-rsid="001005cd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4babc8" officeooo:paragraph-rsid="0001210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64a1c" officeooo:paragraph-rsid="0001210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2b04c" officeooo:paragraph-rsid="0012b04c" style:font-size-asian="12.25pt" style:font-size-complex="14p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2febf4" officeooo:paragraph-rsid="002febf4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25cdd" officeooo:paragraph-rsid="00325cdd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1624d7" style:font-size-asian="12.25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2008b5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008b5" officeooo:paragraph-rsid="002008b5" style:font-size-asian="12.25pt" style:font-size-complex="14pt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2febf4" officeooo:paragraph-rsid="002febf4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325cdd" officeooo:paragraph-rsid="00325cdd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rsid="0005024c" officeooo:paragraph-rsid="00012106" style:font-size-asian="12.25pt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officeooo:paragraph-rsid="002008b5"/>
    </style:style>
    <style:style style:name="P25" style:family="paragraph" style:parent-style-name="Heading_20_1">
      <style:paragraph-properties fo:margin-top="5.001cm" fo:margin-bottom="0.21cm" style:contextual-spacing="false" fo:text-align="center" style:justify-single-word="false"/>
      <style:text-properties style:font-name="Times new roman1" fo:font-size="18.2000007629395pt" fo:language="ru" fo:country="RU" fo:font-weight="bold" officeooo:rsid="001005cd" officeooo:paragraph-rsid="001005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1">
      <style:paragraph-properties fo:margin-top="0.21cm" fo:margin-bottom="0.21cm" style:contextual-spacing="false" fo:text-align="center" style:justify-single-word="false">
        <style:tab-stops/>
      </style:paragraph-properties>
      <style:text-properties style:font-name="Times new roman1" fo:font-size="18.2000007629395pt" fo:language="ru" fo:country="RU" fo:font-weight="bold" officeooo:rsid="01fffc7b" officeooo:paragraph-rsid="000121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 fo:break-before="page"/>
      <style:text-properties officeooo:paragraph-rsid="002008b5"/>
    </style:style>
    <style:style style:name="P29" style:family="paragraph" style:parent-style-name="Text_20_body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T1" style:family="text">
      <style:text-properties style:font-name="Times New Roman" officeooo:rsid="00064a1c"/>
    </style:style>
    <style:style style:name="T2" style:family="text">
      <style:text-properties officeooo:rsid="01d5cb9c"/>
    </style:style>
    <style:style style:name="T3" style:family="text">
      <style:text-properties officeooo:rsid="00012106"/>
    </style:style>
    <style:style style:name="T4" style:family="text">
      <style:text-properties style:font-name="Times new roman1" fo:font-size="18.2000007629395pt" fo:language="ru" fo:country="RU" fo:font-weight="bold" officeooo:rsid="002b07f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Times new roman1" fo:font-size="18.2000007629395pt" fo:font-weight="bold" officeooo:rsid="002b07f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b07f7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e21f1f" loext:opacity="100%" style:font-name="Consolas" fo:font-size="10.5pt" fo:font-weight="normal"/>
    </style:style>
    <style:style style:name="T13" style:family="text">
      <style:text-properties fo:color="#a31515" loext:opacity="100%" style:font-name="Consolas" fo:font-size="10.5pt" fo:font-weight="normal"/>
    </style:style>
    <style:style style:name="T14" style:family="text">
      <style:text-properties fo:color="#2b91af" loext:opacity="100%"/>
    </style:style>
    <style:style style:name="T15" style:family="text">
      <style:text-properties fo:color="#2b91af" loext:opacity="100%" style:font-name="Consolas" fo:font-size="10.5pt" fo:font-weight="normal"/>
    </style:style>
    <style:style style:name="T16" style:family="text">
      <style:text-properties fo:color="#74531f" loext:opacity="100%"/>
    </style:style>
    <style:style style:name="T17" style:family="text">
      <style:text-properties fo:color="#74531f" loext:opacity="100%" style:font-name="Consolas" fo:font-size="10.5pt" fo:font-weight="normal"/>
    </style:style>
    <style:style style:name="T18" style:family="text">
      <style:text-properties fo:color="#1f377f" loext:opacity="100%" style:font-name="Consolas" fo:font-size="10.5pt" fo:font-weight="normal"/>
    </style:style>
    <style:style style:name="T19" style:family="text">
      <style:text-properties fo:color="#098658" loext:opacity="100%" style:font-name="Consolas" fo:font-size="10.5pt" fo:font-weight="normal"/>
    </style:style>
    <style:style style:name="T20" style:family="text">
      <style:text-properties fo:color="#8f08c4" loext:opacity="100%" style:font-name="Consolas" fo:font-size="10.5pt" fo:font-weight="normal"/>
    </style:style>
    <style:style style:name="T21" style:family="text">
      <style:text-properties fo:color="#008000" loext:opacity="100%" style:font-name="Consolas" fo:font-size="10.5pt" fo:font-weight="normal"/>
    </style:style>
    <style:style style:name="T22" style:family="text">
      <style:text-properties fo:color="#b776fb" loext:opacity="100%" style:font-name="Consolas" fo:font-size="10.5pt" fo:font-weight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</text:p>
      <text:p text:style-name="P7">(Национальный Исследовательский Институт)</text:p>
      <text:p text:style-name="P7"/>
      <text:p text:style-name="P9">Институт №8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8"/>
      <text:h text:style-name="P25" text:outline-level="1">Лабораторная работа №<text:span text:style-name="T8">2</text:span><text:line-break/>по курсу «Численные методы»</text:h>
      <text:h text:style-name="P26" text:outline-level="1"/>
      <text:p text:style-name="P3"/>
      <text:p text:style-name="P6"/>
      <text:p text:style-name="P6"/>
      <text:p text:style-name="P6"/>
      <text:p text:style-name="P6"/>
      <text:p text:style-name="P6"/>
      <text:p text:style-name="P4">Студент: Суханов Е.А<text:tab/><text:tab/></text:p>
      <text:p text:style-name="P4">Группа: М8О-406Б-19<text:tab/><text:tab/></text:p>
      <text:p text:style-name="P4">Оценка:<text:span text:style-name="T6"><text:tab/><text:tab/><text:tab/><text:tab/></text:span></text:p>
      <text:p text:style-name="P5">Преподаватель: Ревизников Д.Л.<text:tab/><text:tab/></text:p>
      <text:p text:style-name="P5">Подпись:<text:tab/><text:span text:style-name="T7"><text:tab/></text:span><text:tab/><text:tab/></text:p>
      <text:h text:style-name="P27" text:outline-level="1">Задание <text:span text:style-name="T5">2.1</text:span></text:h>
      <text:p text:style-name="P15">Реализовать методы простой итерации и Ньютона решения нелинейных уравнений в виде программ, задавая в качестве входных данных точность вычислений. С использованием разработанного программного обеспечения найти положительный корень нелинейного уравнения (начальное приближение определить графически). Проанализировать зависимость погрешности вычислений от количества итераций. </text:p>
      <text:p text:style-name="P19">Вариант:</text:p>
      <text:p text:style-name="P18"><draw:frame draw:style-name="fr1" draw:name="Объект2" text:anchor-type="as-char" svg:width="2.073cm" svg:height="0.527cm" draw:z-index="0"><draw:object xlink:href="./Object 3" xlink:type="simple" xlink:show="embed" xlink:actuate="onLoad"/><draw:image xlink:href="./ObjectReplacements/Object 3" xlink:type="simple" xlink:show="embed" xlink:actuate="onLoad"/></draw:frame></text:p>
      <text:h text:style-name="P23" text:outline-level="1">Листинг </text:h>
      <text:p text:style-name="P20">main.go:</text:p>
      <text:p text:style-name="P11"><text:span text:style-name="T9">package</text:span> main</text:p>
      <text:p text:style-name="P14"/>
      <text:p text:style-name="P10"><text:span text:style-name="T9">import</text:span> (</text:p>
      <text:p text:style-name="P13">    <text:span text:style-name="T12">"</text:span><text:span text:style-name="T13">fmt</text:span><text:span text:style-name="T12">"</text:span></text:p>
      <text:p text:style-name="P13">    <text:span text:style-name="T12">"</text:span><text:span text:style-name="T13">math</text:span><text:span text:style-name="T12">"</text:span></text:p>
      <text:p text:style-name="P10">)</text:p>
      <text:p text:style-name="P14"/>
      <text:p text:style-name="P10"><text:span text:style-name="T9">type</text:span> <text:span text:style-name="T14">fn</text:span> <text:span text:style-name="T9">func</text:span>(<text:span text:style-name="T14">float64</text:span>) <text:span text:style-name="T14">float64</text:span></text:p>
      <text:p text:style-name="P14"/>
      <text:p text:style-name="P10"><text:span text:style-name="T9">func</text:span> <text:span text:style-name="T16">newtonMethod</text:span>(f, df fn, a, b, eps <text:span text:style-name="T14">float64</text:span>) (x <text:span text:style-name="T14">float64</text:span>, itcnt <text:span text:style-name="T14">int</text:span>) {</text:p>
      <text:p text:style-name="P13">    <text:span text:style-name="T10">var</text:span><text:span text:style-name="T11"> </text:span><text:span text:style-name="T18">px</text:span><text:span text:style-name="T11"> </text:span><text:span text:style-name="T15">float64</text:span></text:p>
      <text:p text:style-name="P13">    <text:span text:style-name="T18">x</text:span><text:span text:style-name="T11"> = a + (b-a)/</text:span><text:span text:style-name="T19">2.</text:span></text:p>
      <text:p text:style-name="P14"/>
      <text:p text:style-name="P13">    <text:span text:style-name="T20">for</text:span><text:span text:style-name="T11"> ; math.</text:span><text:span text:style-name="T17">Abs</text:span><text:span text:style-name="T11">(x-px) &gt;= eps || itcnt == </text:span><text:span text:style-name="T19">0</text:span><text:span text:style-name="T11">; itcnt++ {</text:span></text:p>
      <text:p text:style-name="P13">        <text:span text:style-name="T18">px</text:span><text:span text:style-name="T11"> = x</text:span></text:p>
      <text:p text:style-name="P13">        <text:span text:style-name="T18">x</text:span><text:span text:style-name="T11"> = x - </text:span><text:span text:style-name="T17">f</text:span><text:span text:style-name="T11">(x)/</text:span><text:span text:style-name="T17">df</text:span><text:span text:style-name="T11">(x)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iter: </text:span><text:span text:style-name="T12">"</text:span><text:span text:style-name="T11">, itcnt, </text:span><text:span text:style-name="T12">"</text:span><text:span text:style-name="T13">x: </text:span><text:span text:style-name="T12">"</text:span><text:span text:style-name="T11">, x)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x, itcnt</text:span></text:p>
      <text:p text:style-name="P10">}</text:p>
      <text:p text:style-name="P14"/>
      <text:p text:style-name="P10"><text:span text:style-name="T9">func</text:span> <text:span text:style-name="T16">iterationMethod</text:span>(f, df fn, a, b, eps <text:span text:style-name="T14">float64</text:span>) (x <text:span text:style-name="T14">float64</text:span>, itcnt <text:span text:style-name="T14">int</text:span>) {</text:p>
      <text:p text:style-name="P13">    <text:span text:style-name="T10">var</text:span><text:span text:style-name="T11"> </text:span><text:span text:style-name="T18">px</text:span><text:span text:style-name="T11">, </text:span><text:span text:style-name="T18">q</text:span><text:span text:style-name="T11"> </text:span><text:span text:style-name="T15">float64</text:span></text:p>
      <text:p text:style-name="P13">    <text:span text:style-name="T18">x</text:span><text:span text:style-name="T11"> = a + (b-a)/</text:span><text:span text:style-name="T19">2.</text:span></text:p>
      <text:p text:style-name="P13">    <text:span text:style-name="T18">q</text:span><text:span text:style-name="T11"> = math.</text:span><text:span text:style-name="T17">Max</text:span><text:span text:style-name="T11">(math.</text:span><text:span text:style-name="T17">Abs</text:span><text:span text:style-name="T11">(</text:span><text:span text:style-name="T17">df</text:span><text:span text:style-name="T11">(a)), math.</text:span><text:span text:style-name="T17">Abs</text:span><text:span text:style-name="T11">(</text:span><text:span text:style-name="T17">df</text:span><text:span text:style-name="T11">(b)))</text:span></text:p>
      <text:p text:style-name="P13">    <text:span text:style-name="T11">fmt.</text:span><text:span text:style-name="T17">Println</text:span><text:span text:style-name="T11">(</text:span><text:span text:style-name="T12">"</text:span><text:span text:style-name="T13">q: </text:span><text:span text:style-name="T12">"</text:span><text:span text:style-name="T11">, q)</text:span></text:p>
      <text:p text:style-name="P13">    <text:span text:style-name="T18">q</text:span><text:span text:style-name="T11"> = q / (</text:span><text:span text:style-name="T19">1</text:span><text:span text:style-name="T11"> - q)</text:span></text:p>
      <text:p text:style-name="P14"/>
      <text:p text:style-name="P13">    <text:span text:style-name="T20">for</text:span><text:span text:style-name="T11"> ; math.</text:span><text:span text:style-name="T17">Abs</text:span><text:span text:style-name="T11">(x-px)*q &gt;= eps || itcnt == </text:span><text:span text:style-name="T19">0</text:span><text:span text:style-name="T11">; itcnt++ {</text:span></text:p>
      <text:p text:style-name="P13">        <text:span text:style-name="T18">px</text:span><text:span text:style-name="T11"> = x</text:span></text:p>
      <text:p text:style-name="P13">        <text:span text:style-name="T18">x</text:span><text:span text:style-name="T11"> = </text:span><text:span text:style-name="T17">f</text:span><text:span text:style-name="T11">(x)</text:span></text:p>
      <text:p text:style-name="P13"><text:soft-page-break/>        <text:span text:style-name="T11">fmt.</text:span><text:span text:style-name="T17">Println</text:span><text:span text:style-name="T11">(</text:span><text:span text:style-name="T12">"</text:span><text:span text:style-name="T13">iter: </text:span><text:span text:style-name="T12">"</text:span><text:span text:style-name="T11">, itcnt, </text:span><text:span text:style-name="T12">"</text:span><text:span text:style-name="T13">x: </text:span><text:span text:style-name="T12">"</text:span><text:span text:style-name="T11">, x)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x, itcnt</text:span></text:p>
      <text:p text:style-name="P10">}</text:p>
      <text:p text:style-name="P14"/>
      <text:p text:style-name="P10"><text:span text:style-name="T9">func</text:span> <text:span text:style-name="T16">main</text:span>() {</text:p>
      <text:p text:style-name="P13">    <text:span text:style-name="T10">var</text:span><text:span text:style-name="T11"> </text:span><text:span text:style-name="T18">eps</text:span><text:span text:style-name="T11"> </text:span><text:span text:style-name="T15">float64</text:span></text:p>
      <text:p text:style-name="P13">    <text:span text:style-name="T11">fmt.</text:span><text:span text:style-name="T17">Scan</text:span><text:span text:style-name="T11">(&amp;eps)</text:span></text:p>
      <text:p text:style-name="P14"/>
      <text:p text:style-name="P13">    <text:span text:style-name="T21">// f(x) = e ^ (2x) + 3x - 4</text:span></text:p>
      <text:p text:style-name="P13">    <text:span text:style-name="T18">f</text:span><text:span text:style-name="T11"> := </text:span><text:span text:style-name="T10">func</text:span><text:span text:style-name="T11">(x </text:span><text:span text:style-name="T15">float64</text:span><text:span text:style-name="T11">) </text:span><text:span text:style-name="T15">float64</text:span><text:span text:style-name="T11"> {</text:span></text:p>
      <text:p text:style-name="P13">        <text:span text:style-name="T20">return</text:span><text:span text:style-name="T11"> math.</text:span><text:span text:style-name="T17">Exp</text:span><text:span text:style-name="T11">(</text:span><text:span text:style-name="T19">2</text:span><text:span text:style-name="T11">*x) + </text:span><text:span text:style-name="T19">3</text:span><text:span text:style-name="T11">*x - </text:span><text:span text:style-name="T19">4</text:span></text:p>
      <text:p text:style-name="P13">    <text:span text:style-name="T11">}</text:span></text:p>
      <text:p text:style-name="P13">    <text:span text:style-name="T18">df</text:span><text:span text:style-name="T11"> := </text:span><text:span text:style-name="T10">func</text:span><text:span text:style-name="T11">(x </text:span><text:span text:style-name="T15">float64</text:span><text:span text:style-name="T11">) </text:span><text:span text:style-name="T15">float64</text:span><text:span text:style-name="T11"> {</text:span></text:p>
      <text:p text:style-name="P13">        <text:span text:style-name="T20">return</text:span><text:span text:style-name="T11"> math.</text:span><text:span text:style-name="T17">Exp</text:span><text:span text:style-name="T11">(</text:span><text:span text:style-name="T19">2</text:span><text:span text:style-name="T11">*x) + </text:span><text:span text:style-name="T19">3</text:span></text:p>
      <text:p text:style-name="P13">    <text:span text:style-name="T11">}</text:span></text:p>
      <text:p text:style-name="P14"/>
      <text:p text:style-name="P13">    <text:span text:style-name="T21">// f(x) = e ^ (2x) + 3x - 4 =&gt; x = ln(4-3x)/2</text:span></text:p>
      <text:p text:style-name="P13">    <text:span text:style-name="T18">phi</text:span><text:span text:style-name="T11"> := </text:span><text:span text:style-name="T10">func</text:span><text:span text:style-name="T11">(x </text:span><text:span text:style-name="T15">float64</text:span><text:span text:style-name="T11">) </text:span><text:span text:style-name="T15">float64</text:span><text:span text:style-name="T11"> {</text:span></text:p>
      <text:p text:style-name="P13">        <text:span text:style-name="T20">return</text:span><text:span text:style-name="T11"> math.</text:span><text:span text:style-name="T17">Log</text:span><text:span text:style-name="T11">(</text:span><text:span text:style-name="T19">4</text:span><text:span text:style-name="T11">-</text:span><text:span text:style-name="T19">3</text:span><text:span text:style-name="T11">*x) / </text:span><text:span text:style-name="T19">2</text:span></text:p>
      <text:p text:style-name="P13">    <text:span text:style-name="T11">}</text:span></text:p>
      <text:p text:style-name="P13">    <text:span text:style-name="T18">dphi</text:span><text:span text:style-name="T11"> := </text:span><text:span text:style-name="T10">func</text:span><text:span text:style-name="T11">(x </text:span><text:span text:style-name="T15">float64</text:span><text:span text:style-name="T11">) </text:span><text:span text:style-name="T15">float64</text:span><text:span text:style-name="T11"> {</text:span></text:p>
      <text:p text:style-name="P13">        <text:span text:style-name="T20">return</text:span><text:span text:style-name="T11"> -</text:span><text:span text:style-name="T19">3</text:span><text:span text:style-name="T11"> / (</text:span><text:span text:style-name="T19">2</text:span><text:span text:style-name="T11"> * (</text:span><text:span text:style-name="T19">4</text:span><text:span text:style-name="T11"> - </text:span><text:span text:style-name="T19">3</text:span><text:span text:style-name="T11">*x))</text:span></text:p>
      <text:p text:style-name="P13">    <text:span text:style-name="T11">}</text:span></text:p>
      <text:p text:style-name="P14"/>
      <text:p text:style-name="P13">    <text:span text:style-name="T11">{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Метод простых итераций</text:span><text:span text:style-name="T12">"</text:span><text:span text:style-name="T11">)</text:span></text:p>
      <text:p text:style-name="P13">        <text:span text:style-name="T18">x</text:span><text:span text:style-name="T11">, </text:span><text:span text:style-name="T18">itcnt</text:span><text:span text:style-name="T11"> := </text:span><text:span text:style-name="T17">iterationMethod</text:span><text:span text:style-name="T11">(phi, dphi, </text:span><text:span text:style-name="T19">0.4</text:span><text:span text:style-name="T11">, </text:span><text:span text:style-name="T19">0.6</text:span><text:span text:style-name="T11">, eps)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Количество итераций: </text:span><text:span text:style-name="T12">"</text:span><text:span text:style-name="T11">, itcnt, </text:span><text:span text:style-name="T12">"</text:span><text:span text:style-name="T22">\t</text:span><text:span text:style-name="T13">x:</text:span><text:span text:style-name="T12">"</text:span><text:span text:style-name="T11">, x)</text:span></text:p>
      <text:p text:style-name="P13">    <text:span text:style-name="T11">}</text:span></text:p>
      <text:p text:style-name="P13">    <text:span text:style-name="T11">{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Метод Ньютона</text:span><text:span text:style-name="T12">"</text:span><text:span text:style-name="T11">)</text:span></text:p>
      <text:p text:style-name="P13">        <text:span text:style-name="T18">x</text:span><text:span text:style-name="T11">, </text:span><text:span text:style-name="T18">itcnt</text:span><text:span text:style-name="T11"> := </text:span><text:span text:style-name="T17">newtonMethod</text:span><text:span text:style-name="T11">(f, df, </text:span><text:span text:style-name="T19">0.4</text:span><text:span text:style-name="T11">, </text:span><text:span text:style-name="T19">0.6</text:span><text:span text:style-name="T11">, eps)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Количество итераций: </text:span><text:span text:style-name="T12">"</text:span><text:span text:style-name="T11">, itcnt, </text:span><text:span text:style-name="T12">"</text:span><text:span text:style-name="T22">\t</text:span><text:span text:style-name="T13">x:</text:span><text:span text:style-name="T12">"</text:span><text:span text:style-name="T11">, x)</text:span></text:p>
      <text:p text:style-name="P13">    <text:span text:style-name="T11">}</text:span></text:p>
      <text:p text:style-name="P10">}</text:p>
      <text:p text:style-name="P10"/>
      <text:p text:style-name="P20"/>
      <text:h text:style-name="P23" text:outline-level="1">Вывод программы</text:h>
      <text:p text:style-name="P29">0.001</text:p>
      <text:p text:style-name="P29">Метод простых итераций</text:p>
      <text:p text:style-name="P29">q: <text:s/>0.6818181818181818</text:p>
      <text:p text:style-name="P29">iter: <text:s/>0 x: <text:s/>0.45814536593707755</text:p>
      <text:p text:style-name="P29">iter: <text:s/>1 x: <text:s/>0.4826478464272677</text:p>
      <text:p text:style-name="P29">iter: <text:s/>2 x: <text:s/>0.46844974467184275</text:p>
      <text:p text:style-name="P29"><text:soft-page-break/>iter: <text:s/>3 x: <text:s/>0.47672596398955785</text:p>
      <text:p text:style-name="P29">iter: <text:s/>4 x: <text:s/>0.4719183389232763</text:p>
      <text:p text:style-name="P29">iter: <text:s/>5 x: <text:s/>0.47471669458899934</text:p>
      <text:p text:style-name="P29">iter: <text:s/>6 x: <text:s/>0.47308977210644126</text:p>
      <text:p text:style-name="P29">iter: <text:s/>7 x: <text:s/>0.47403628478294113</text:p>
      <text:p text:style-name="P29">iter: <text:s/>8 x: <text:s/>0.47348583964270274</text:p>
      <text:p text:style-name="P29">iter: <text:s/>9 x: <text:s/>0.4738060251451568</text:p>
      <text:p text:style-name="P29">Количество итераций: <text:s/>10 <text:s text:c="7"/>x: 0.4738060251451568</text:p>
      <text:p text:style-name="P29">Метод Ньютона</text:p>
      <text:p text:style-name="P29">iter: <text:s/>0 x: <text:s/>0.461827374899102</text:p>
      <text:p text:style-name="P29">iter: <text:s/>1 x: <text:s/>0.47923070202801515</text:p>
      <text:p text:style-name="P29">iter: <text:s/>2 x: <text:s/>0.47113942118190705</text:p>
      <text:p text:style-name="P29">iter: <text:s/>3 x: <text:s/>0.47486930552289197</text:p>
      <text:p text:style-name="P29">iter: <text:s/>4 x: <text:s/>0.47314294387714</text:p>
      <text:p text:style-name="P29">iter: <text:s/>5 x: <text:s/>0.47394050732493836</text:p>
      <text:p text:style-name="сщву">Количество итераций: <text:s/>6 <text:s text:c="8"/>x: 0.47394050732493836</text:p>
      <text:h text:style-name="P28" text:outline-level="1">Задание <text:span text:style-name="T4">2.2</text:span></text:h>
      <text:p text:style-name="P16">Реализовать методы простой итерации и Ньютона решения систем нелинейных уравнений в виде программного кода, задавая в качестве входных данных точность вычислений. С использованием разработанного программного обеспечения решить систему нелинейных уравнений (при наличии нескольких решений найти то из них, в котором значения неизвестных являются положительными); начальное приближение определить графически. Проанализировать зависимость погрешности вычислений от количества итераций. <text:s/></text:p>
      <text:p text:style-name="P19">Вариант:</text:p>
      <text:p text:style-name="P17"><draw:frame draw:style-name="fr1" draw:name="Объект3" text:anchor-type="as-char" svg:width="2.374cm" svg:height="0.591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7"><draw:frame draw:style-name="fr1" draw:name="Объект4" text:anchor-type="as-char" svg:width="2.411cm" svg:height="0.598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h text:style-name="P24" text:outline-level="1">Листинг </text:h>
      <text:p text:style-name="P21">main.go:</text:p>
      <text:p text:style-name="P12"><text:span text:style-name="T9">package</text:span> main</text:p>
      <text:p text:style-name="P14"/>
      <text:p text:style-name="P10"><text:span text:style-name="T9">import</text:span> (</text:p>
      <text:p text:style-name="P13">    <text:span text:style-name="T12">"</text:span><text:span text:style-name="T13">fmt</text:span><text:span text:style-name="T12">"</text:span></text:p>
      <text:p text:style-name="P13">    <text:span text:style-name="T12">"</text:span><text:span text:style-name="T13">math</text:span><text:span text:style-name="T12">"</text:span></text:p>
      <text:p text:style-name="P14"/>
      <text:p text:style-name="P13">    <text:span text:style-name="T12">"</text:span><text:span text:style-name="T13">github.com/Reterer/number_methods/internal/lu_decompose</text:span><text:span text:style-name="T12">"</text:span></text:p>
      <text:p text:style-name="P13">    <text:span text:style-name="T12">"</text:span><text:span text:style-name="T13">github.com/Reterer/number_methods/internal/utils</text:span><text:span text:style-name="T12">"</text:span></text:p>
      <text:p text:style-name="P13">    <text:span text:style-name="T12">"</text:span><text:span text:style-name="T13">github.com/Reterer/number_methods/pkg/matrix</text:span><text:span text:style-name="T12">"</text:span></text:p>
      <text:p text:style-name="P10">)</text:p>
      <text:p text:style-name="P14"/>
      <text:p text:style-name="P10"><text:span text:style-name="T9">type</text:span> <text:span text:style-name="T14">fn</text:span> <text:span text:style-name="T9">func</text:span>(x *matrix.RMatrix) <text:span text:style-name="T14">float64</text:span></text:p>
      <text:p text:style-name="P10"><text:span text:style-name="T9">type</text:span> <text:span text:style-name="T14">sfn</text:span> <text:span text:style-name="T9">struct</text:span> {</text:p>
      <text:p text:style-name="P13">    <text:span text:style-name="T11">n   </text:span><text:span text:style-name="T15">int</text:span></text:p>
      <text:p text:style-name="P13">    <text:span text:style-name="T11">fns []fn</text:span></text:p>
      <text:p text:style-name="P13">    <text:span text:style-name="T11">jak [][]fn</text:span></text:p>
      <text:p text:style-name="P10">}</text:p>
      <text:p text:style-name="P14"/>
      <text:p text:style-name="P10"><text:span text:style-name="T9">func</text:span> (s *sfn) <text:span text:style-name="T16">calc</text:span>(x *matrix.RMatrix) *matrix.RMatrix {</text:p>
      <text:p text:style-name="P13">    <text:span text:style-name="T18">res</text:span><text:span text:style-name="T11"> := matrix.</text:span><text:span text:style-name="T17">MakeRealMatrix</text:span><text:span text:style-name="T11">(s.n, </text:span><text:span text:style-name="T19">1</text:span><text:span text:style-name="T11">)</text:span></text:p>
      <text:p text:style-name="P13">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s.n; i++ {</text:span></text:p>
      <text:p text:style-name="P13">        <text:span text:style-name="T11">res.</text:span><text:span text:style-name="T17">SetEl</text:span><text:span text:style-name="T11">(i, </text:span><text:span text:style-name="T19">0</text:span><text:span text:style-name="T11">, s.fns[i](x))</text:span></text:p>
      <text:p text:style-name="P13">    <text:span text:style-name="T11">}</text:span></text:p>
      <text:p text:style-name="P13">    <text:span text:style-name="T20">return</text:span><text:span text:style-name="T11"> res</text:span></text:p>
      <text:p text:style-name="P10">}</text:p>
      <text:p text:style-name="P14"/>
      <text:p text:style-name="P10"><text:span text:style-name="T9">func</text:span> (s *sfn) <text:span text:style-name="T16">Jak</text:span>(x *matrix.RMatrix) *matrix.RMatrix {</text:p>
      <text:p text:style-name="P13"><text:soft-page-break/>    <text:span text:style-name="T18">jak</text:span><text:span text:style-name="T11"> := matrix.</text:span><text:span text:style-name="T17">MakeRealMatrix</text:span><text:span text:style-name="T11">(s.n, s.n)</text:span></text:p>
      <text:p text:style-name="P13">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s.n; i++ {</text:span></text:p>
      <text:p text:style-name="P13">        <text:span text:style-name="T18">coljak</text:span><text:span text:style-name="T11"> := s.jak[i]</text:span></text:p>
      <text:p text:style-name="P13">        <text:span text:style-name="T18">colres</text:span><text:span text:style-name="T11"> := jak.</text:span><text:span text:style-name="T17">GetCol</text:span><text:span text:style-name="T11">(i)</text:span></text:p>
      <text:p text:style-name="P13">        <text:span text:style-name="T20">for</text:span><text:span text:style-name="T11"> </text:span><text:span text:style-name="T18">j</text:span><text:span text:style-name="T11"> := </text:span><text:span text:style-name="T19">0</text:span><text:span text:style-name="T11">; j &lt; s.n; j++ {</text:span></text:p>
      <text:p text:style-name="P13">            <text:span text:style-name="T11">colres[j] = coljak[j](x)</text:span></text:p>
      <text:p text:style-name="P13">        <text:span text:style-name="T11">}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jak</text:span></text:p>
      <text:p text:style-name="P10">}</text:p>
      <text:p text:style-name="P14"/>
      <text:p text:style-name="P10"><text:span text:style-name="T9">func</text:span> <text:span text:style-name="T16">norm</text:span>(x *matrix.RMatrix) <text:span text:style-name="T14">float64</text:span> {</text:p>
      <text:p text:style-name="P13">    <text:span text:style-name="T10">var</text:span><text:span text:style-name="T11"> </text:span><text:span text:style-name="T18">ans</text:span><text:span text:style-name="T11"> </text:span><text:span text:style-name="T15">float64</text:span></text:p>
      <text:p text:style-name="P13">    <text:span text:style-name="T18">n</text:span><text:span text:style-name="T11">, </text:span><text:span text:style-name="T18">m</text:span><text:span text:style-name="T11"> := x.</text:span><text:span text:style-name="T17">Shape</text:span><text:span text:style-name="T11">()</text:span></text:p>
      <text:p text:style-name="P13">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n; i++ {</text:span></text:p>
      <text:p text:style-name="P13">        <text:span text:style-name="T10">var</text:span><text:span text:style-name="T11"> </text:span><text:span text:style-name="T18">sum</text:span><text:span text:style-name="T11"> </text:span><text:span text:style-name="T15">float64</text:span></text:p>
      <text:p text:style-name="P13">        <text:span text:style-name="T18">colX</text:span><text:span text:style-name="T11"> := x.</text:span><text:span text:style-name="T17">GetCol</text:span><text:span text:style-name="T11">(i)</text:span></text:p>
      <text:p text:style-name="P13">        <text:span text:style-name="T20">for</text:span><text:span text:style-name="T11"> </text:span><text:span text:style-name="T18">j</text:span><text:span text:style-name="T11"> := </text:span><text:span text:style-name="T19">0</text:span><text:span text:style-name="T11">; j &lt; m; j++ {</text:span></text:p>
      <text:p text:style-name="P13">            <text:span text:style-name="T11">sum += math.</text:span><text:span text:style-name="T17">Abs</text:span><text:span text:style-name="T11">(colX[j])</text:span></text:p>
      <text:p text:style-name="P13">        <text:span text:style-name="T11">}</text:span></text:p>
      <text:p text:style-name="P13">        <text:span text:style-name="T20">if</text:span><text:span text:style-name="T11"> sum &gt; ans {</text:span></text:p>
      <text:p text:style-name="P13">            <text:span text:style-name="T18">ans</text:span><text:span text:style-name="T11"> = sum</text:span></text:p>
      <text:p text:style-name="P13">        <text:span text:style-name="T11">}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ans</text:span></text:p>
      <text:p text:style-name="P10">}</text:p>
      <text:p text:style-name="P14"/>
      <text:p text:style-name="P10"><text:span text:style-name="T9">func</text:span> <text:span text:style-name="T16">calcDet</text:span>(x *matrix.RMatrix) <text:span text:style-name="T14">float64</text:span> {</text:p>
      <text:p text:style-name="P13">    <text:span text:style-name="T18">n</text:span><text:span text:style-name="T11">, </text:span><text:span text:style-name="T18">_</text:span><text:span text:style-name="T11"> := x.</text:span><text:span text:style-name="T17">Shape</text:span><text:span text:style-name="T11">()</text:span></text:p>
      <text:p text:style-name="P13">    <text:span text:style-name="T18">lu</text:span><text:span text:style-name="T11"> := lu_decompose.</text:span><text:span text:style-name="T17">MakeLU</text:span><text:span text:style-name="T11">(lu_decompose.PermMin, x)</text:span></text:p>
      <text:p text:style-name="P13">    <text:span text:style-name="T18">det</text:span><text:span text:style-name="T11"> := </text:span><text:span text:style-name="T17">float64</text:span><text:span text:style-name="T11">(</text:span><text:span text:style-name="T19">1</text:span><text:span text:style-name="T11">)</text:span></text:p>
      <text:p text:style-name="P13">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n; i++ {</text:span></text:p>
      <text:p text:style-name="P13">        <text:span text:style-name="T11">det *= lu.U.</text:span><text:span text:style-name="T17">GetEl</text:span><text:span text:style-name="T11">(i, i)</text:span></text:p>
      <text:p text:style-name="P13">    <text:span text:style-name="T11">}</text:span></text:p>
      <text:p text:style-name="P13">    <text:span text:style-name="T20">return</text:span><text:span text:style-name="T11"> det</text:span></text:p>
      <text:p text:style-name="P10">}</text:p>
      <text:p text:style-name="P14"/>
      <text:p text:style-name="P10"><text:span text:style-name="T9">func</text:span> <text:span text:style-name="T16">newtonMethod</text:span>(a, b *matrix.RMatrix, s *sfn, eps <text:span text:style-name="T14">float64</text:span>) (x *matrix.RMatrix, itcnt <text:span text:style-name="T14">int</text:span>) {</text:p>
      <text:p text:style-name="P13">    <text:span text:style-name="T18">n</text:span><text:span text:style-name="T11"> := s.n</text:span></text:p>
      <text:p text:style-name="P13">    <text:span text:style-name="T18">px</text:span><text:span text:style-name="T11"> := matrix.</text:span><text:span text:style-name="T17">MakeRealMatrix</text:span><text:span text:style-name="T11">(n, </text:span><text:span text:style-name="T19">1</text:span><text:span text:style-name="T11">)</text:span></text:p>
      <text:p text:style-name="P13">    <text:span text:style-name="T18">x</text:span><text:span text:style-name="T11"> = b.</text:span><text:span text:style-name="T17">Add</text:span><text:span text:style-name="T11">(a).</text:span><text:span text:style-name="T17">MulByConstant</text:span><text:span text:style-name="T11">(</text:span><text:span text:style-name="T19">1.</text:span><text:span text:style-name="T11"> / </text:span><text:span text:style-name="T19">2.</text:span><text:span text:style-name="T11">) </text:span><text:span text:style-name="T21">// x = (a + b) / 2</text:span></text:p>
      <text:p text:style-name="P14"/>
      <text:p text:style-name="P13">    <text:span text:style-name="T20">for</text:span><text:span text:style-name="T11"> ; </text:span><text:span text:style-name="T17">norm</text:span><text:span text:style-name="T11">(x.</text:span><text:span text:style-name="T17">Add</text:span><text:span text:style-name="T11">(px.</text:span><text:span text:style-name="T17">MulByConstant</text:span><text:span text:style-name="T11">(-</text:span><text:span text:style-name="T19">1</text:span><text:span text:style-name="T11">))) &gt; eps || itcnt == </text:span><text:span text:style-name="T19">0</text:span><text:span text:style-name="T11">; itcnt++ {</text:span></text:p>
      <text:p text:style-name="P13">        <text:span text:style-name="T18">jak</text:span><text:span text:style-name="T11"> := s.</text:span><text:span text:style-name="T17">Jak</text:span><text:span text:style-name="T11">(x)</text:span></text:p>
      <text:p text:style-name="P13">        <text:span text:style-name="T18">detJak</text:span><text:span text:style-name="T11"> := </text:span><text:span text:style-name="T17">calcDet</text:span><text:span text:style-name="T11">(jak)</text:span></text:p>
      <text:p text:style-name="P14"/>
      <text:p text:style-name="P13">        <text:span text:style-name="T18">dsf</text:span><text:span text:style-name="T11"> := matrix.</text:span><text:span text:style-name="T17">MakeRealMatrix</text:span><text:span text:style-name="T11">(n, </text:span><text:span text:style-name="T19">1</text:span><text:span text:style-name="T11">)</text:span></text:p>
      <text:p text:style-name="P13">        <text:span text:style-name="T18">temp</text:span><text:span text:style-name="T11"> := matrix.</text:span><text:span text:style-name="T17">MakeRealMatrix</text:span><text:span text:style-name="T11">(n, </text:span><text:span text:style-name="T19">1</text:span><text:span text:style-name="T11">)</text:span></text:p>
      <text:p text:style-name="P13"><text:soft-page-break/>        <text:span text:style-name="T20">for</text:span><text:span text:style-name="T11"> </text:span><text:span text:style-name="T18">j</text:span><text:span text:style-name="T11"> := </text:span><text:span text:style-name="T19">0</text:span><text:span text:style-name="T11">; j &lt; n; j++ {</text:span></text:p>
      <text:p text:style-name="P13">        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n; i++ {</text:span></text:p>
      <text:p text:style-name="P13">                <text:span text:style-name="T11">temp.</text:span><text:span text:style-name="T17">SetEl</text:span><text:span text:style-name="T11">(i, </text:span><text:span text:style-name="T19">0</text:span><text:span text:style-name="T11">, jak.</text:span><text:span text:style-name="T17">GetEl</text:span><text:span text:style-name="T11">(i, j))</text:span></text:p>
      <text:p text:style-name="P13">                <text:span text:style-name="T11">jak.</text:span><text:span text:style-name="T17">SetEl</text:span><text:span text:style-name="T11">(i, j, s.fns[i](x))</text:span></text:p>
      <text:p text:style-name="P13">            <text:span text:style-name="T11">}</text:span></text:p>
      <text:p text:style-name="P13">            <text:span text:style-name="T11">dsf.</text:span><text:span text:style-name="T17">SetEl</text:span><text:span text:style-name="T11">(j, </text:span><text:span text:style-name="T19">0</text:span><text:span text:style-name="T11">, -</text:span><text:span text:style-name="T17">calcDet</text:span><text:span text:style-name="T11">(jak)/detJak)</text:span></text:p>
      <text:p text:style-name="P13">            <text:span text:style-name="T20">for</text:span><text:span text:style-name="T11"> </text:span><text:span text:style-name="T18">i</text:span><text:span text:style-name="T11"> := </text:span><text:span text:style-name="T19">0</text:span><text:span text:style-name="T11">; i &lt; n; i++ {</text:span></text:p>
      <text:p text:style-name="P13">                <text:span text:style-name="T11">jak.</text:span><text:span text:style-name="T17">SetEl</text:span><text:span text:style-name="T11">(i, j, temp.</text:span><text:span text:style-name="T17">GetEl</text:span><text:span text:style-name="T11">(i, </text:span><text:span text:style-name="T19">0</text:span><text:span text:style-name="T11">))</text:span></text:p>
      <text:p text:style-name="P13">            <text:span text:style-name="T11">}</text:span></text:p>
      <text:p text:style-name="P13">        <text:span text:style-name="T11">}</text:span></text:p>
      <text:p text:style-name="P14"/>
      <text:p text:style-name="P13">        <text:span text:style-name="T18">px</text:span><text:span text:style-name="T11"> = x</text:span></text:p>
      <text:p text:style-name="P13">        <text:span text:style-name="T18">x</text:span><text:span text:style-name="T11"> = x.</text:span><text:span text:style-name="T17">Add</text:span><text:span text:style-name="T11">(dsf)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iter:</text:span><text:span text:style-name="T12">"</text:span><text:span text:style-name="T11">, itcnt, </text:span><text:span text:style-name="T12">"</text:span><text:span text:style-name="T22">\t</text:span><text:span text:style-name="T13">x: </text:span><text:span text:style-name="T12">"</text:span><text:span text:style-name="T11">)</text:span></text:p>
      <text:p text:style-name="P13">        <text:span text:style-name="T11">utils.</text:span><text:span text:style-name="T17">PrintMatrix</text:span><text:span text:style-name="T11">(x)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x, itcnt</text:span></text:p>
      <text:p text:style-name="P10">}</text:p>
      <text:p text:style-name="P14"/>
      <text:p text:style-name="P10"><text:span text:style-name="T9">func</text:span> <text:span text:style-name="T16">iterationMethod</text:span>(a, b *matrix.RMatrix, s *sfn, eps <text:span text:style-name="T14">float64</text:span>) (x *matrix.RMatrix, itcnt <text:span text:style-name="T14">int</text:span>) {</text:p>
      <text:p text:style-name="P13">    <text:span text:style-name="T18">n</text:span><text:span text:style-name="T11"> := s.n</text:span></text:p>
      <text:p text:style-name="P13">    <text:span text:style-name="T18">px</text:span><text:span text:style-name="T11"> := matrix.</text:span><text:span text:style-name="T17">MakeRealMatrix</text:span><text:span text:style-name="T11">(n, </text:span><text:span text:style-name="T19">1</text:span><text:span text:style-name="T11">)</text:span></text:p>
      <text:p text:style-name="P13">    <text:span text:style-name="T18">x</text:span><text:span text:style-name="T11"> = b.</text:span><text:span text:style-name="T17">Add</text:span><text:span text:style-name="T11">(a).</text:span><text:span text:style-name="T17">MulByConstant</text:span><text:span text:style-name="T11">(</text:span><text:span text:style-name="T19">1.</text:span><text:span text:style-name="T11"> / </text:span><text:span text:style-name="T19">2.</text:span><text:span text:style-name="T11">) </text:span><text:span text:style-name="T21">// x = (a + b) / 2</text:span></text:p>
      <text:p text:style-name="P14"/>
      <text:p text:style-name="P13">    <text:span text:style-name="T10">var</text:span><text:span text:style-name="T11"> </text:span><text:span text:style-name="T18">q</text:span><text:span text:style-name="T11"> </text:span><text:span text:style-name="T15">float64</text:span></text:p>
      <text:p text:style-name="P13">    <text:span text:style-name="T11">{</text:span></text:p>
      <text:p text:style-name="P13">        <text:span text:style-name="T18">jak</text:span><text:span text:style-name="T11"> := s.</text:span><text:span text:style-name="T17">Jak</text:span><text:span text:style-name="T11">(x)</text:span></text:p>
      <text:p text:style-name="P13">        <text:span text:style-name="T18">q</text:span><text:span text:style-name="T11"> = </text:span><text:span text:style-name="T17">norm</text:span><text:span text:style-name="T11">(jak)</text:span></text:p>
      <text:p text:style-name="P13">        <text:span text:style-name="T11">fmt.</text:span><text:span text:style-name="T17">Println</text:span><text:span text:style-name="T11">(q)</text:span></text:p>
      <text:p text:style-name="P13">        <text:span text:style-name="T18">q</text:span><text:span text:style-name="T11"> = q / (</text:span><text:span text:style-name="T19">1</text:span><text:span text:style-name="T11"> - q)</text:span></text:p>
      <text:p text:style-name="P13">    <text:span text:style-name="T11">}</text:span></text:p>
      <text:p text:style-name="P14"/>
      <text:p text:style-name="P13">    <text:span text:style-name="T20">for</text:span><text:span text:style-name="T11"> ; </text:span><text:span text:style-name="T17">norm</text:span><text:span text:style-name="T11">(x.</text:span><text:span text:style-name="T17">Add</text:span><text:span text:style-name="T11">(px.</text:span><text:span text:style-name="T17">MulByConstant</text:span><text:span text:style-name="T11">(-</text:span><text:span text:style-name="T19">1</text:span><text:span text:style-name="T11">)))*q &gt; eps || itcnt == </text:span><text:span text:style-name="T19">0</text:span><text:span text:style-name="T11">; itcnt++ {</text:span></text:p>
      <text:p text:style-name="P13">        <text:span text:style-name="T18">px</text:span><text:span text:style-name="T11"> = x</text:span></text:p>
      <text:p text:style-name="P13">        <text:span text:style-name="T18">x</text:span><text:span text:style-name="T11"> = s.</text:span><text:span text:style-name="T17">calc</text:span><text:span text:style-name="T11">(x)</text:span></text:p>
      <text:p text:style-name="P13">        <text:span text:style-name="T11">fmt.</text:span><text:span text:style-name="T17">Println</text:span><text:span text:style-name="T11">(</text:span><text:span text:style-name="T12">"</text:span><text:span text:style-name="T13">iter:</text:span><text:span text:style-name="T12">"</text:span><text:span text:style-name="T11">, itcnt, </text:span><text:span text:style-name="T12">"</text:span><text:span text:style-name="T22">\t</text:span><text:span text:style-name="T13">x: </text:span><text:span text:style-name="T12">"</text:span><text:span text:style-name="T11">)</text:span></text:p>
      <text:p text:style-name="P13">        <text:span text:style-name="T11">utils.</text:span><text:span text:style-name="T17">PrintMatrix</text:span><text:span text:style-name="T11">(x)</text:span></text:p>
      <text:p text:style-name="P13">    <text:span text:style-name="T11">}</text:span></text:p>
      <text:p text:style-name="P14"/>
      <text:p text:style-name="P13">    <text:span text:style-name="T20">return</text:span><text:span text:style-name="T11"> x, itcnt</text:span></text:p>
      <text:p text:style-name="P10">}</text:p>
      <text:p text:style-name="P14"/>
      <text:p text:style-name="P10"><text:span text:style-name="T9">func</text:span> <text:span text:style-name="T16">fisrtSfn</text:span>() *sfn {</text:p>
      <text:p text:style-name="P13">    <text:span text:style-name="T20">return</text:span><text:span text:style-name="T11"> &amp;sfn{</text:span></text:p>
      <text:p text:style-name="P13">        <text:span text:style-name="T11">n: </text:span><text:span text:style-name="T19">2</text:span><text:span text:style-name="T11">,</text:span></text:p>
      <text:p text:style-name="P13">        <text:span text:style-name="T11">fns: []fn{</text:span></text:p>
      <text:p text:style-name="P13">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math.</text:span><text:span text:style-name="T17">Pow</text:span><text:span text:style-name="T11">(x.</text:span><text:span text:style-name="T17">GetEl</text:span><text:span text:style-name="T11">(</text:span><text:span text:style-name="T19">0</text:span><text:span text:style-name="T11">, </text:span><text:span text:style-name="T19">0</text:span><text:span text:style-name="T11">), </text:span><text:span text:style-name="T19">2</text:span><text:span text:style-name="T11">) + math.</text:span><text:span text:style-name="T17">Pow</text:span><text:span text:style-name="T11">(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, </text:span><text:span text:style-name="T19">2</text:span><text:span text:style-name="T11">) - </text:span><text:span text:style-name="T19">4</text:span><text:span text:style-name="T11"> }, </text:span><text:span text:style-name="T21">// f1</text:span></text:p>
      <text:p text:style-name="P13">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x.</text:span><text:span text:style-name="T17">GetEl</text:span><text:span text:style-name="T11">(</text:span><text:span text:style-name="T19">0</text:span><text:span text:style-name="T11">, </text:span><text:span text:style-name="T19">0</text:span><text:span text:style-name="T11">) - math.</text:span><text:span text:style-name="T17">Exp</text:span><text:span text:style-name="T11">(x.</text:span><text:span text:style-name="T17">GetEl</text:span><text:span text:style-name="T11">(</text:span><text:span text:style-name="T19">1</text:span><text:span text:style-name="T11">, </text:span><text:soft-page-break/><text:span text:style-name="T19">0</text:span><text:span text:style-name="T11">)) + </text:span><text:span text:style-name="T19">2</text:span><text:span text:style-name="T11"> },                 </text:span><text:span text:style-name="T21">// f2</text:span></text:p>
      <text:p text:style-name="P13">        <text:span text:style-name="T11">},</text:span></text:p>
      <text:p text:style-name="P13">        <text:span text:style-name="T11">jak: [][]fn{</text:span></text:p>
      <text:p text:style-name="P13">            <text:span text:style-name="T11">{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2</text:span><text:span text:style-name="T11"> * x.</text:span><text:span text:style-name="T17">GetEl</text:span><text:span text:style-name="T11">(</text:span><text:span text:style-name="T19">0</text:span><text:span text:style-name="T11">, </text:span><text:span text:style-name="T19">0</text:span><text:span text:style-name="T11">) },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2</text:span><text:span text:style-name="T11"> * 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 },</text:span></text:p>
      <text:p text:style-name="P13">            <text:span text:style-name="T11">},</text:span></text:p>
      <text:p text:style-name="P13">            <text:span text:style-name="T11">{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1</text:span><text:span text:style-name="T11"> },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-math.</text:span><text:span text:style-name="T17">Exp</text:span><text:span text:style-name="T11">(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) },</text:span></text:p>
      <text:p text:style-name="P13">            <text:span text:style-name="T11">},</text:span></text:p>
      <text:p text:style-name="P13">        <text:span text:style-name="T11">},</text:span></text:p>
      <text:p text:style-name="P13">    <text:span text:style-name="T11">}</text:span></text:p>
      <text:p text:style-name="P10">}</text:p>
      <text:p text:style-name="P14"/>
      <text:p text:style-name="P10"><text:span text:style-name="T9">func</text:span> <text:span text:style-name="T16">secondSfn</text:span>() *sfn {</text:p>
      <text:p text:style-name="P13">    <text:span text:style-name="T20">return</text:span><text:span text:style-name="T11"> &amp;sfn{</text:span></text:p>
      <text:p text:style-name="P13">        <text:span text:style-name="T11">n: </text:span><text:span text:style-name="T19">2</text:span><text:span text:style-name="T11">,</text:span></text:p>
      <text:p text:style-name="P13">        <text:span text:style-name="T11">fns: []fn{</text:span></text:p>
      <text:p text:style-name="P13">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math.</text:span><text:span text:style-name="T17">Sqrt</text:span><text:span text:style-name="T11">(</text:span><text:span text:style-name="T19">4</text:span><text:span text:style-name="T11"> - math.</text:span><text:span text:style-name="T17">Pow</text:span><text:span text:style-name="T11">(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, </text:span><text:span text:style-name="T19">2</text:span><text:span text:style-name="T11">)) }, </text:span><text:span text:style-name="T21">// f1</text:span></text:p>
      <text:p text:style-name="P13">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math.</text:span><text:span text:style-name="T17">Log</text:span><text:span text:style-name="T11">(x.</text:span><text:span text:style-name="T17">GetEl</text:span><text:span text:style-name="T11">(</text:span><text:span text:style-name="T19">0</text:span><text:span text:style-name="T11">, </text:span><text:span text:style-name="T19">0</text:span><text:span text:style-name="T11">) + </text:span><text:span text:style-name="T19">2</text:span><text:span text:style-name="T11">) },               </text:span><text:span text:style-name="T21">// f2</text:span></text:p>
      <text:p text:style-name="P13">        <text:span text:style-name="T11">},</text:span></text:p>
      <text:p text:style-name="P13">        <text:span text:style-name="T11">jak: [][]fn{</text:span></text:p>
      <text:p text:style-name="P13">            <text:span text:style-name="T11">{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0</text:span><text:span text:style-name="T11"> },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-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 / math.</text:span><text:span text:style-name="T17">Sqrt</text:span><text:span text:style-name="T11">(</text:span><text:span text:style-name="T19">4</text:span><text:span text:style-name="T11">-math.</text:span><text:span text:style-name="T17">Pow</text:span><text:span text:style-name="T11">(x.</text:span><text:span text:style-name="T17">GetEl</text:span><text:span text:style-name="T11">(</text:span><text:span text:style-name="T19">1</text:span><text:span text:style-name="T11">, </text:span><text:span text:style-name="T19">0</text:span><text:span text:style-name="T11">), </text:span><text:span text:style-name="T19">2</text:span><text:span text:style-name="T11">)) },</text:span></text:p>
      <text:p text:style-name="P13">            <text:span text:style-name="T11">},</text:span></text:p>
      <text:p text:style-name="P13">            <text:span text:style-name="T11">{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1.</text:span><text:span text:style-name="T11"> / (x.</text:span><text:span text:style-name="T17">GetEl</text:span><text:span text:style-name="T11">(</text:span><text:span text:style-name="T19">0</text:span><text:span text:style-name="T11">, </text:span><text:span text:style-name="T19">0</text:span><text:span text:style-name="T11">) + </text:span><text:span text:style-name="T19">2</text:span><text:span text:style-name="T11">) },</text:span></text:p>
      <text:p text:style-name="P13">                <text:span text:style-name="T10">func</text:span><text:span text:style-name="T11">(x *matrix.RMatrix) </text:span><text:span text:style-name="T15">float64</text:span><text:span text:style-name="T11"> { </text:span><text:span text:style-name="T20">return</text:span><text:span text:style-name="T11"> </text:span><text:span text:style-name="T19">0</text:span><text:span text:style-name="T11"> },</text:span></text:p>
      <text:p text:style-name="P13">            <text:span text:style-name="T11">},</text:span></text:p>
      <text:p text:style-name="P13">        <text:span text:style-name="T11">},</text:span></text:p>
      <text:p text:style-name="P13">    <text:span text:style-name="T11">}</text:span></text:p>
      <text:p text:style-name="P10">}</text:p>
      <text:p text:style-name="P14"/>
      <text:p text:style-name="P10"><text:span text:style-name="T9">func</text:span> <text:span text:style-name="T16">main</text:span>() {</text:p>
      <text:p text:style-name="P13">    <text:span text:style-name="T10">var</text:span><text:span text:style-name="T11"> </text:span><text:span text:style-name="T18">eps</text:span><text:span text:style-name="T11"> </text:span><text:span text:style-name="T15">float64</text:span></text:p>
      <text:p text:style-name="P13">    <text:span text:style-name="T11">fmt.</text:span><text:span text:style-name="T17">Scan</text:span><text:span text:style-name="T11">(&amp;eps)</text:span></text:p>
      <text:p text:style-name="P14"/>
      <text:p text:style-name="P13">    <text:span text:style-name="T11">{</text:span></text:p>
      <text:p text:style-name="P13">        <text:span text:style-name="T18">system</text:span><text:span text:style-name="T11"> := </text:span><text:span text:style-name="T17">fisrtSfn</text:span><text:span text:style-name="T11">()</text:span></text:p>
      <text:p text:style-name="P13">        <text:span text:style-name="T18">a</text:span><text:span text:style-name="T11"> := matrix.</text:span><text:span text:style-name="T17">MakeRealMatrix</text:span><text:span text:style-name="T11">(</text:span><text:span text:style-name="T19">2</text:span><text:span text:style-name="T11">, </text:span><text:span text:style-name="T19">1</text:span><text:span text:style-name="T11">)</text:span></text:p>
      <text:p text:style-name="P13">        <text:span text:style-name="T18">b</text:span><text:span text:style-name="T11"> := matrix.</text:span><text:span text:style-name="T17">MakeRealMatrix</text:span><text:span text:style-name="T11">(</text:span><text:span text:style-name="T19">2</text:span><text:span text:style-name="T11">, </text:span><text:span text:style-name="T19">1</text:span><text:span text:style-name="T11">)</text:span></text:p>
      <text:p text:style-name="P13">        <text:span text:style-name="T11">a.</text:span><text:span text:style-name="T17">SetEl</text:span><text:span text:style-name="T11">(</text:span><text:span text:style-name="T19">0</text:span><text:span text:style-name="T11">, </text:span><text:span text:style-name="T19">0</text:span><text:span text:style-name="T11">, </text:span><text:span text:style-name="T19">1.0</text:span><text:span text:style-name="T11">)</text:span></text:p>
      <text:p text:style-name="P13">        <text:span text:style-name="T11">b.</text:span><text:span text:style-name="T17">SetEl</text:span><text:span text:style-name="T11">(</text:span><text:span text:style-name="T19">0</text:span><text:span text:style-name="T11">, </text:span><text:span text:style-name="T19">0</text:span><text:span text:style-name="T11">, </text:span><text:span text:style-name="T19">2.0</text:span><text:span text:style-name="T11">)</text:span></text:p>
      <text:p text:style-name="P13">        <text:span text:style-name="T11">a.</text:span><text:span text:style-name="T17">SetEl</text:span><text:span text:style-name="T11">(</text:span><text:span text:style-name="T19">1</text:span><text:span text:style-name="T11">, </text:span><text:span text:style-name="T19">0</text:span><text:span text:style-name="T11">, </text:span><text:span text:style-name="T19">0.5</text:span><text:span text:style-name="T11">)</text:span></text:p>
      <text:p text:style-name="P13">        <text:span text:style-name="T11">b.</text:span><text:span text:style-name="T17">SetEl</text:span><text:span text:style-name="T11">(</text:span><text:span text:style-name="T19">1</text:span><text:span text:style-name="T11">, </text:span><text:span text:style-name="T19">0</text:span><text:span text:style-name="T11">, </text:span><text:span text:style-name="T19">1.5</text:span><text:span text:style-name="T11">)</text:span></text:p>
      <text:p text:style-name="P14"/>
      <text:p text:style-name="P13"><text:soft-page-break/>        <text:span text:style-name="T11">fmt.</text:span><text:span text:style-name="T17">Println</text:span><text:span text:style-name="T11">(</text:span><text:span text:style-name="T12">"</text:span><text:span text:style-name="T13">Newton Method</text:span><text:span text:style-name="T12">"</text:span><text:span text:style-name="T11">)</text:span></text:p>
      <text:p text:style-name="P13">        <text:span text:style-name="T17">newtonMethod</text:span><text:span text:style-name="T11">(a, b, system, eps)</text:span></text:p>
      <text:p text:style-name="P13">    <text:span text:style-name="T11">}</text:span></text:p>
      <text:p text:style-name="P14"/>
      <text:p text:style-name="P13">    <text:span text:style-name="T11">{</text:span></text:p>
      <text:p text:style-name="P13">        <text:span text:style-name="T18">system</text:span><text:span text:style-name="T11"> := </text:span><text:span text:style-name="T17">secondSfn</text:span><text:span text:style-name="T11">()</text:span></text:p>
      <text:p text:style-name="P13">        <text:span text:style-name="T18">a</text:span><text:span text:style-name="T11"> := matrix.</text:span><text:span text:style-name="T17">MakeRealMatrix</text:span><text:span text:style-name="T11">(</text:span><text:span text:style-name="T19">2</text:span><text:span text:style-name="T11">, </text:span><text:span text:style-name="T19">1</text:span><text:span text:style-name="T11">)</text:span></text:p>
      <text:p text:style-name="P13">        <text:span text:style-name="T18">b</text:span><text:span text:style-name="T11"> := matrix.</text:span><text:span text:style-name="T17">MakeRealMatrix</text:span><text:span text:style-name="T11">(</text:span><text:span text:style-name="T19">2</text:span><text:span text:style-name="T11">, </text:span><text:span text:style-name="T19">1</text:span><text:span text:style-name="T11">)</text:span></text:p>
      <text:p text:style-name="P13">        <text:span text:style-name="T11">a.</text:span><text:span text:style-name="T17">SetEl</text:span><text:span text:style-name="T11">(</text:span><text:span text:style-name="T19">0</text:span><text:span text:style-name="T11">, </text:span><text:span text:style-name="T19">0</text:span><text:span text:style-name="T11">, </text:span><text:span text:style-name="T19">1.0</text:span><text:span text:style-name="T11">)</text:span></text:p>
      <text:p text:style-name="P13">        <text:span text:style-name="T11">b.</text:span><text:span text:style-name="T17">SetEl</text:span><text:span text:style-name="T11">(</text:span><text:span text:style-name="T19">0</text:span><text:span text:style-name="T11">, </text:span><text:span text:style-name="T19">0</text:span><text:span text:style-name="T11">, </text:span><text:span text:style-name="T19">2.0</text:span><text:span text:style-name="T11">)</text:span></text:p>
      <text:p text:style-name="P13">        <text:span text:style-name="T11">a.</text:span><text:span text:style-name="T17">SetEl</text:span><text:span text:style-name="T11">(</text:span><text:span text:style-name="T19">1</text:span><text:span text:style-name="T11">, </text:span><text:span text:style-name="T19">0</text:span><text:span text:style-name="T11">, </text:span><text:span text:style-name="T19">0.5</text:span><text:span text:style-name="T11">)</text:span></text:p>
      <text:p text:style-name="P13">        <text:span text:style-name="T11">b.</text:span><text:span text:style-name="T17">SetEl</text:span><text:span text:style-name="T11">(</text:span><text:span text:style-name="T19">1</text:span><text:span text:style-name="T11">, </text:span><text:span text:style-name="T19">0</text:span><text:span text:style-name="T11">, </text:span><text:span text:style-name="T19">1.5</text:span><text:span text:style-name="T11">)</text:span></text:p>
      <text:p text:style-name="P14"/>
      <text:p text:style-name="P13">        <text:span text:style-name="T11">fmt.</text:span><text:span text:style-name="T17">Println</text:span><text:span text:style-name="T11">(</text:span><text:span text:style-name="T12">"</text:span><text:span text:style-name="T13">Iteration Method</text:span><text:span text:style-name="T12">"</text:span><text:span text:style-name="T11">)</text:span></text:p>
      <text:p text:style-name="P13">        <text:span text:style-name="T17">iterationMethod</text:span><text:span text:style-name="T11">(a, b, system, eps)</text:span></text:p>
      <text:p text:style-name="P13">    <text:span text:style-name="T11">}</text:span></text:p>
      <text:p text:style-name="P10">}</text:p>
      <text:p text:style-name="P10"/>
      <text:p text:style-name="P21"/>
      <text:h text:style-name="P24" text:outline-level="1">Вывод программы</text:h>
      <text:p text:style-name="сщву">0.001</text:p>
      <text:p text:style-name="сщву">Newton Method <text:s text:c="5"/></text:p>
      <text:p text:style-name="сщву">iter: 8 <text:s text:c="8"/>x:</text:p>
      <text:p text:style-name="сщву">2 1</text:p>
      <text:p text:style-name="сщву"><text:s text:c="2"/>1.5486</text:p>
      <text:p text:style-name="сщву"><text:s text:c="2"/>1.2664</text:p>
      <text:p text:style-name="сщву">Iteration Method</text:p>
      <text:p text:style-name="сщву">iter: 8 <text:s text:c="8"/>x:</text:p>
      <text:p text:style-name="сщву">2 1</text:p>
      <text:p text:style-name="сщву"><text:s text:c="2"/>1.5485</text:p>
      <text:p text:style-name="сщву"><text:s text:c="2"/>1.266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1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сщву" style:family="paragraph" style:parent-style-name="Text_20_body">
      <style:paragraph-properties fo:text-align="start" style:justify-single-word="false"/>
      <style:text-properties style:font-name="Courier New" fo:font-family="'Courier New'" style:font-family-generic="modern" style:font-pitch="fixed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MT1" style:family="text">
      <style:text-properties style:font-name="Times New Roman" officeooo:rsid="00064a1c"/>
    </style:style>
    <style:style style:name="MT2" style:family="text">
      <style:text-properties officeooo:rsid="01d5cb9c"/>
    </style:style>
    <style:style style:name="MT3" style:family="text">
      <style:text-properties officeooo:rsid="000121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text:span text:style-name="MT1">Москва</text:span></text:p>
        <text:p text:style-name="MP2">20<text:span text:style-name="MT2">2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48:26.219000000</dc:date>
    <meta:editing-duration>PT24M10S</meta:editing-duration>
    <meta:editing-cycles>37</meta:editing-cycles>
    <meta:generator>LibreOffice/7.1.3.2$Windows_X86_64 LibreOffice_project/47f78053abe362b9384784d31a6e56f8511eb1c1</meta:generator>
    <meta:document-statistic meta:table-count="0" meta:image-count="0" meta:object-count="3" meta:page-count="9" meta:paragraph-count="282" meta:word-count="1111" meta:character-count="8321" meta:non-whitespace-character-count="6017"/>
  </office:meta>
</office:document-meta>
</file>

<file path=Object 3/content.xml><?xml version="1.0" encoding="utf-8"?>
<math xmlns="http://www.w3.org/1998/Math/MathML" display="block">
  <semantics>
    <mrow>
      <mrow>
        <msup>
          <mi>e</mi>
          <mrow>
            <mn>2</mn>
            <mi>x</mi>
          </mrow>
        </msup>
        <mo stretchy="false">+</mo>
        <mn>3</mn>
      </mrow>
      <mrow>
        <mi>x</mi>
        <mo stretchy="false">−</mo>
        <mn>4</mn>
      </mrow>
    </mrow>
    <annotation encoding="StarMath 5.0">e^{2x } + 3x - 4</annotation>
  </semantics>
</math>
</file>

<file path=Object 4/content.xml><?xml version="1.0" encoding="utf-8"?>
<math xmlns="http://www.w3.org/1998/Math/MathML" display="block">
  <semantics>
    <mrow>
      <mrow>
        <msubsup>
          <mi>x</mi>
          <mn>1</mn>
          <mn>2</mn>
        </msubsup>
        <mo stretchy="false">+</mo>
        <msubsup>
          <mi>x</mi>
          <mn>2</mn>
          <mn>2</mn>
        </msubsup>
        <mo stretchy="false">−</mo>
        <mn>4</mn>
      </mrow>
      <mo stretchy="false">=</mo>
      <mn>0</mn>
    </mrow>
    <annotation encoding="StarMath 5.0">x_1^2 + x_2 ^ 2  - 4 = 0
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−</mo>
        <msup>
          <mi>e</mi>
          <msub>
            <mi>x</mi>
            <mn>2</mn>
          </msub>
        </msup>
        <mo stretchy="false">+</mo>
        <mn>2</mn>
      </mrow>
      <mo stretchy="false">=</mo>
      <mn>0</mn>
    </mrow>
    <annotation encoding="StarMath 5.0">x_1 - e^ {x_2 }+ 2 = 0
</annotation>
  </semantics>
</math>
</file>